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10000" number:language="pl" number:country="PL">
      <number:number number:min-integer-digits="1"/>
    </number:number-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109">
      <style:table-cell-properties fo:border="0.06pt solid #000000"/>
    </style:style>
    <style:style style:name="ce1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109">
      <style:table-cell-properties fo:border="0.06pt solid #000000"/>
    </style:style>
    <style:style style:name="ce16" style:family="table-cell" style:parent-style-name="Default" style:data-style-name="N10117">
      <style:table-cell-properties fo:border="0.06pt solid #000000"/>
    </style:style>
    <style:style style:name="ce19" style:family="table-cell" style:parent-style-name="Default" style:data-style-name="N10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9"/>
        <table:table-column table:style-name="co1" table:default-cell-style-name="ce11"/>
        <table:table-column table:style-name="co2" table:default-cell-style-name="ce9"/>
        <table:table-column table:style-name="co1" table:default-cell-style-name="ce14"/>
        <table:table-column table:style-name="co3" table:default-cell-style-name="ce14"/>
        <table:table-column table:style-name="co4" table:default-cell-style-name="ce16"/>
        <table:table-column table:style-name="co5" table:default-cell-style-name="ce14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Nazwisko</text:p>
          </table:table-cell>
          <table:table-cell table:style-name="ce8" office:value-type="string" calcext:value-type="string">
            <text:p>Imię</text:p>
          </table:table-cell>
          <table:table-cell table:style-name="ce8" office:value-type="string" calcext:value-type="string">
            <text:p>Podstawa</text:p>
          </table:table-cell>
          <table:table-cell table:style-name="ce8" office:value-type="string" calcext:value-type="string">
            <text:p>Nadgodziny</text:p>
          </table:table-cell>
          <table:table-cell table:style-name="ce8" office:value-type="string" calcext:value-type="string">
            <text:p>Premia</text:p>
          </table:table-cell>
          <table:table-cell table:style-name="ce8" office:value-type="string" calcext:value-type="string">
            <text:p>Wypłata brutto</text:p>
          </table:table-cell>
          <table:table-cell table:style-name="ce8" office:value-type="string" calcext:value-type="string">
            <text:p>Zaliczka na podatek</text:p>
          </table:table-cell>
          <table:table-cell table:style-name="ce8" office:value-type="string" calcext:value-type="string">
            <text:p>Wypłata netto</text:p>
          </table:table-cell>
          <table:table-cell table:style-name="ce20" office:value-type="string" calcext:value-type="string">
            <text:p>Stawka</text:p>
          </table:table-cell>
          <table:table-cell table:style-name="ce8" office:value-type="string" calcext:value-type="string">
            <text:p>Koszty</text:p>
          </table:table-cell>
        </table:table-row>
        <table:table-row table:style-name="ro2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currency" office:currency="PLN" office:value="860.2" calcext:value-type="currency">
            <text:p>860,20 zł</text:p>
          </table:table-cell>
          <table:table-cell office:value-type="float" office:value="16" calcext:value-type="float">
            <text:p>16</text:p>
          </table:table-cell>
          <table:table-cell table:formula="of:=PRODUCT([.D2];STAWKA)" office:value-type="currency" office:currency="PLN" office:value="249.6" calcext:value-type="currency">
            <text:p>249,60 zł</text:p>
          </table:table-cell>
          <table:table-cell table:formula="of:=SUM([.C2];[.E2])" office:value-type="currency" office:currency="PLN" office:value="1109.8" calcext:value-type="currency">
            <text:p>1 109,80 zł</text:p>
          </table:table-cell>
          <table:table-cell table:formula="of:=ROUND(PRODUCT(ORG.LIBREOFFICE.RAWSUBTRACT([.F2];PRODUCT([.F2];KOSZTY));18%);1)" office:value-type="currency" office:currency="PLN" office:value="159.8" calcext:value-type="currency">
            <text:p>159,8 zł</text:p>
          </table:table-cell>
          <table:table-cell table:formula="of:=ORG.LIBREOFFICE.RAWSUBTRACT([.F2];[.G2])" office:value-type="currency" office:currency="PLN" office:value="950" calcext:value-type="currency">
            <text:p>950,00 zł</text:p>
          </table:table-cell>
          <table:table-cell table:style-name="ce11" office:value-type="currency" office:currency="PLN" office:value="15.6" calcext:value-type="currency">
            <text:p>15,60 zł</text:p>
          </table:table-cell>
          <table:table-cell table:style-name="ce24" table:formula="of:=20%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12" calcext:value-type="float">
            <text:p>12</text:p>
          </table:table-cell>
          <table:table-cell table:formula="of:=PRODUCT([.D3];STAWKA)" office:value-type="currency" office:currency="PLN" office:value="187.2" calcext:value-type="currency">
            <text:p>187,20 zł</text:p>
          </table:table-cell>
          <table:table-cell table:formula="of:=SUM([.C3];[.E3])" office:value-type="currency" office:currency="PLN" office:value="1387.2" calcext:value-type="currency">
            <text:p>1 387,20 zł</text:p>
          </table:table-cell>
          <table:table-cell table:formula="of:=ROUND(PRODUCT(ORG.LIBREOFFICE.RAWSUBTRACT([.F3];PRODUCT([.F3];KOSZTY));18%);1)" office:value-type="currency" office:currency="PLN" office:value="199.8" calcext:value-type="currency">
            <text:p>199,8 zł</text:p>
          </table:table-cell>
          <table:table-cell table:formula="of:=ORG.LIBREOFFICE.RAWSUBTRACT([.F3];[.G3])" office:value-type="currency" office:currency="PLN" office:value="1187.4" calcext:value-type="currency">
            <text:p>1 187,40 z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pak</text:p>
          </table:table-cell>
          <table:table-cell office:value-type="string" calcext:value-type="string">
            <text:p>Ewa</text:p>
          </table:table-cell>
          <table:table-cell office:value-type="currency" office:currency="PLN" office:value="200" calcext:value-type="currency">
            <text:p>200,00 zł</text:p>
          </table:table-cell>
          <table:table-cell office:value-type="float" office:value="20" calcext:value-type="float">
            <text:p>20</text:p>
          </table:table-cell>
          <table:table-cell table:formula="of:=PRODUCT([.D4];STAWKA)" office:value-type="currency" office:currency="PLN" office:value="312" calcext:value-type="currency">
            <text:p>312,00 zł</text:p>
          </table:table-cell>
          <table:table-cell table:formula="of:=SUM([.C4];[.E4])" office:value-type="currency" office:currency="PLN" office:value="512" calcext:value-type="currency">
            <text:p>512,00 zł</text:p>
          </table:table-cell>
          <table:table-cell table:formula="of:=ROUND(PRODUCT(ORG.LIBREOFFICE.RAWSUBTRACT([.F4];PRODUCT([.F4];KOSZTY));18%);1)" office:value-type="currency" office:currency="PLN" office:value="73.7" calcext:value-type="currency">
            <text:p>73,7 zł</text:p>
          </table:table-cell>
          <table:table-cell table:formula="of:=ORG.LIBREOFFICE.RAWSUBTRACT([.F4];[.G4])" office:value-type="currency" office:currency="PLN" office:value="438.3" calcext:value-type="currency">
            <text:p>438,30 z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wy</text:p>
          </table:table-cell>
          <table:table-cell office:value-type="string" calcext:value-type="string">
            <text:p>Piotr</text:p>
          </table:table-cell>
          <table:table-cell office:value-type="currency" office:currency="PLN" office:value="3500" calcext:value-type="currency">
            <text:p>3 500,00 zł</text:p>
          </table:table-cell>
          <table:table-cell office:value-type="float" office:value="40" calcext:value-type="float">
            <text:p>40</text:p>
          </table:table-cell>
          <table:table-cell table:formula="of:=PRODUCT([.D5];STAWKA)" office:value-type="currency" office:currency="PLN" office:value="624" calcext:value-type="currency">
            <text:p>624,00 zł</text:p>
          </table:table-cell>
          <table:table-cell table:formula="of:=SUM([.C5];[.E5])" office:value-type="currency" office:currency="PLN" office:value="4124" calcext:value-type="currency">
            <text:p>4 124,00 zł</text:p>
          </table:table-cell>
          <table:table-cell table:formula="of:=ROUND(PRODUCT(ORG.LIBREOFFICE.RAWSUBTRACT([.F5];PRODUCT([.F5];KOSZTY));18%);1)" office:value-type="currency" office:currency="PLN" office:value="593.9" calcext:value-type="currency">
            <text:p>593,9 zł</text:p>
          </table:table-cell>
          <table:table-cell table:formula="of:=ORG.LIBREOFFICE.RAWSUBTRACT([.F5];[.G5])" office:value-type="currency" office:currency="PLN" office:value="3530.1" calcext:value-type="currency">
            <text:p>3 530,10 z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óra</text:p>
          </table:table-cell>
          <table:table-cell office:value-type="string" calcext:value-type="string">
            <text:p>Anna</text:p>
          </table:table-cell>
          <table:table-cell office:value-type="currency" office:currency="PLN" office:value="6250" calcext:value-type="currency">
            <text:p>6 250,00 zł</text:p>
          </table:table-cell>
          <table:table-cell office:value-type="float" office:value="25" calcext:value-type="float">
            <text:p>25</text:p>
          </table:table-cell>
          <table:table-cell table:formula="of:=PRODUCT([.D6];STAWKA)" office:value-type="currency" office:currency="PLN" office:value="390" calcext:value-type="currency">
            <text:p>390,00 zł</text:p>
          </table:table-cell>
          <table:table-cell table:formula="of:=SUM([.C6];[.E6])" office:value-type="currency" office:currency="PLN" office:value="6640" calcext:value-type="currency">
            <text:p>6 640,00 zł</text:p>
          </table:table-cell>
          <table:table-cell table:formula="of:=ROUND(PRODUCT(ORG.LIBREOFFICE.RAWSUBTRACT([.F6];PRODUCT([.F6];KOSZTY));18%);1)" office:value-type="currency" office:currency="PLN" office:value="956.2" calcext:value-type="currency">
            <text:p>956,2 zł</text:p>
          </table:table-cell>
          <table:table-cell table:formula="of:=ORG.LIBREOFFICE.RAWSUBTRACT([.F6];[.G6])" office:value-type="currency" office:currency="PLN" office:value="5683.8" calcext:value-type="currency">
            <text:p>5 683,80 zł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AZEM</text:p>
          </table:table-cell>
          <table:covered-table-cell/>
          <table:table-cell table:style-name="ce12" table:formula="of:=SUM([.C2:.C6])" office:value-type="currency" office:currency="PLN" office:value="12010.2" calcext:value-type="currency">
            <text:p>12 010,20 zł</text:p>
          </table:table-cell>
          <table:table-cell table:style-name="ce13" table:formula="of:=SUM([.D2:.D6])" office:value-type="float" office:value="113" calcext:value-type="float">
            <text:p>113</text:p>
          </table:table-cell>
          <table:table-cell table:style-name="ce12" table:formula="of:=SUM([.E2:.E6])" office:value-type="currency" office:currency="PLN" office:value="1762.8" calcext:value-type="currency">
            <text:p>1 762,80 zł</text:p>
          </table:table-cell>
          <table:table-cell table:style-name="ce12" table:formula="of:=SUM([.F2:.F6])" office:value-type="currency" office:currency="PLN" office:value="13773" calcext:value-type="currency">
            <text:p>13 773,00 zł</text:p>
          </table:table-cell>
          <table:table-cell table:style-name="ce12" table:formula="of:=SUM([.G2:.G6])" office:value-type="currency" office:currency="PLN" office:value="1983.4" calcext:value-type="currency">
            <text:p>1 983,40 zł</text:p>
          </table:table-cell>
          <table:table-cell table:style-name="ce19" table:formula="of:=SUM([.H2:.H6])" office:value-type="currency" office:currency="PLN" office:value="11789.6" calcext:value-type="currency">
            <text:p>11 789,60 zł</text:p>
          </table:table-cell>
          <table:table-cell table:number-columns-repeated="2"/>
        </table:table-row>
      </table:table>
      <table:named-expressions>
        <table:named-range table:name="KOSZTY" table:base-cell-address="$Arkusz1.$J$2" table:cell-range-address="$Arkusz1.$J$2"/>
        <table:named-range table:name="STAWKA" table:base-cell-address="$Arkusz1.$J$1" table:cell-range-address="$Arkusz1.$I$2"/>
      </table:named-expressions>
      <table:database-ranges>
        <table:database-range table:name="__Anonymous_Sheet_DB__0" table:target-range-address="Arkusz1.A1:Arkusz1.B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1P0" style:volatile="true" number:language="pl" number:country="PL">
      <number:number number:decimal-places="2" loext:min-decimal-places="2" number:min-integer-digits="1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2" loext:min-decimal-places="2" number:min-integer-digits="1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3P0" style:volatile="true" number:language="pl" number:country="PL">
      <number:number number:decimal-places="2" loext:min-decimal-places="2" number:min-integer-digits="1" number:grouping="true"/>
      <number:text> </number:text>
      <number:currency-symbol>ARS</number:currency-symbol>
    </number:currency-style>
    <number:currency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ARS</number:currency-symbol>
      <style:map style:condition="value()&gt;=0" style:apply-style-name="N10113P0"/>
    </number:currency-style>
    <number:currency-style style:name="N10115P0" style:volatile="true" number:language="pl" number:country="PL">
      <number:number number:decimal-places="2" loext:min-decimal-places="2" number:min-integer-digits="1" number:grouping="true"/>
      <number:text> </number:text>
      <number:currency-symbol>ZAR</number:currency-symbol>
    </number:currency-style>
    <number:currency-style style:name="N10115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AR</number:currency-symbol>
      <style:map style:condition="value()&gt;=0" style:apply-style-name="N10115P0"/>
    </number:currency-style>
    <number:currency-style style:name="N10117P0" style:volatile="true" number:language="pl" number:country="PL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0117" number:language="pl" number:country="PL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011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.00.0000</text:date>, <text:time style:data-style-name="N2" text:time-value="19:51:14.54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3:56:30.870000000</meta:creation-date>
    <dc:date>2018-10-18T19:54:46.380000000</dc:date>
    <meta:editing-duration>PT1H5M24S</meta:editing-duration>
    <meta:editing-cycles>6</meta:editing-cycles>
    <meta:generator>LibreOffice/6.1.2.1$Windows_x86 LibreOffice_project/65905a128db06ba48db947242809d14d3f9a93fe</meta:generator>
    <meta:document-statistic meta:table-count="1" meta:cell-count="59" meta:object-count="0"/>
  </office:meta>
</office:document-meta>
</file>